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4.18cm"/>
    </style:style>
    <style:style style:name="Table2.B" style:family="table-column">
      <style:table-column-properties style:column-width="9.513cm"/>
    </style:style>
    <style:style style:name="Table2.C" style:family="table-column">
      <style:table-column-properties style:column-width="2.817cm"/>
    </style:style>
    <style:style style:name="Table2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763cm"/>
    </style:style>
    <style:style style:name="Table3.C" style:family="table-column">
      <style:table-column-properties style:column-width="2.831cm"/>
    </style:style>
    <style:style style:name="Table3.D" style:family="table-column">
      <style:table-column-properties style:column-width="4.789cm"/>
    </style:style>
    <style:style style:name="Table3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D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D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D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D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D6" style:family="table-cell">
      <style:table-cell-properties style:vertical-align="top" fo:padding="0.176cm" fo:border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4.128cm"/>
    </style:style>
    <style:style style:name="Table4.B" style:family="table-column">
      <style:table-column-properties style:column-width="4.763cm"/>
    </style:style>
    <style:style style:name="Table4.C" style:family="table-column">
      <style:table-column-properties style:column-width="2.831cm"/>
    </style:style>
    <style:style style:name="Table4.D" style:family="table-column">
      <style:table-column-properties style:column-width="4.789cm"/>
    </style:style>
    <style:style style:name="Table4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4.A2" style:family="table-cell">
      <style:table-cell-properties style:vertical-align="top" fo:padding="0.176cm" fo:border="1pt solid #000000"/>
    </style:style>
    <style:style style:name="Table4.B2" style:family="table-cell">
      <style:table-cell-properties style:vertical-align="top" fo:padding="0.176cm" fo:border="1pt solid #000000"/>
    </style:style>
    <style:style style:name="Table4.C2" style:family="table-cell">
      <style:table-cell-properties style:vertical-align="top" fo:padding="0.176cm" fo:border="1pt solid #000000"/>
    </style:style>
    <style:style style:name="Table4.D2" style:family="table-cell">
      <style:table-cell-properties style:vertical-align="top" fo:padding="0.176cm" fo:border="1pt solid #000000"/>
    </style:style>
    <style:style style:name="Table4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D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4.A4" style:family="table-cell">
      <style:table-cell-properties style:vertical-align="top" fo:padding="0.176cm" fo:border="1pt solid #000000"/>
    </style:style>
    <style:style style:name="Table4.B4" style:family="table-cell">
      <style:table-cell-properties style:vertical-align="top" fo:padding="0.176cm" fo:border="1pt solid #000000"/>
    </style:style>
    <style:style style:name="Table4.C4" style:family="table-cell">
      <style:table-cell-properties style:vertical-align="top" fo:padding="0.176cm" fo:border="1pt solid #000000"/>
    </style:style>
    <style:style style:name="Table4.D4" style:family="table-cell">
      <style:table-cell-properties style:vertical-align="top" fo:padding="0.176cm" fo:border="1pt solid #000000"/>
    </style:style>
    <style:style style:name="Table4.A5" style:family="table-cell">
      <style:table-cell-properties style:vertical-align="top" fo:padding="0.176cm" fo:border="1pt solid #000000"/>
    </style:style>
    <style:style style:name="Table4.B5" style:family="table-cell">
      <style:table-cell-properties style:vertical-align="top" fo:padding="0.176cm" fo:border="1pt solid #000000"/>
    </style:style>
    <style:style style:name="Table4.C5" style:family="table-cell">
      <style:table-cell-properties style:vertical-align="top" fo:padding="0.176cm" fo:border="1pt solid #000000"/>
    </style:style>
    <style:style style:name="Table4.D5" style:family="table-cell">
      <style:table-cell-properties style:vertical-align="top" fo:padding="0.176cm" fo:border="1pt solid #000000"/>
    </style:style>
    <style:style style:name="Table4.A6" style:family="table-cell">
      <style:table-cell-properties style:vertical-align="top" fo:padding="0.176cm" fo:border="1pt solid #000000"/>
    </style:style>
    <style:style style:name="Table4.B6" style:family="table-cell">
      <style:table-cell-properties style:vertical-align="top" fo:padding="0.176cm" fo:border="1pt solid #000000"/>
    </style:style>
    <style:style style:name="Table4.C6" style:family="table-cell">
      <style:table-cell-properties style:vertical-align="top" fo:padding="0.176cm" fo:border="1pt solid #000000"/>
    </style:style>
    <style:style style:name="Table4.D6" style:family="table-cell">
      <style:table-cell-properties style:vertical-align="top" fo:padding="0.176cm" fo:border="1pt solid #000000"/>
    </style:style>
    <style:style style:name="Table4.A7" style:family="table-cell">
      <style:table-cell-properties style:vertical-align="top" fo:padding="0.176cm" fo:border="1pt solid #000000"/>
    </style:style>
    <style:style style:name="Table4.B7" style:family="table-cell">
      <style:table-cell-properties style:vertical-align="top" fo:padding="0.176cm" fo:border="1pt solid #000000"/>
    </style:style>
    <style:style style:name="Table4.C7" style:family="table-cell">
      <style:table-cell-properties style:vertical-align="top" fo:padding="0.176cm" fo:border="1pt solid #000000"/>
    </style:style>
    <style:style style:name="Table4.D7" style:family="table-cell">
      <style:table-cell-properties style:vertical-align="top" fo:padding="0.176cm" fo:border="1pt solid #000000"/>
    </style:style>
    <style:style style:name="Table4.A8" style:family="table-cell">
      <style:table-cell-properties style:vertical-align="top" fo:padding="0.176cm" fo:border="1pt solid #000000"/>
    </style:style>
    <style:style style:name="Table4.B8" style:family="table-cell">
      <style:table-cell-properties style:vertical-align="top" fo:padding="0.176cm" fo:border="1pt solid #000000"/>
    </style:style>
    <style:style style:name="Table4.C8" style:family="table-cell">
      <style:table-cell-properties style:vertical-align="top" fo:padding="0.176cm" fo:border="1pt solid #000000"/>
    </style:style>
    <style:style style:name="Table4.D8" style:family="table-cell">
      <style:table-cell-properties style:vertical-align="top" fo:padding="0.176cm" fo:border="1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4.128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831cm"/>
    </style:style>
    <style:style style:name="Table5.D" style:family="table-column">
      <style:table-column-properties style:column-width="4.789cm"/>
    </style:style>
    <style:style style:name="Table5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5.A2" style:family="table-cell">
      <style:table-cell-properties style:vertical-align="top" fo:padding="0.176cm" fo:border="1pt solid #000000"/>
    </style:style>
    <style:style style:name="Table5.B2" style:family="table-cell">
      <style:table-cell-properties style:vertical-align="top" fo:padding="0.176cm" fo:border="1pt solid #000000"/>
    </style:style>
    <style:style style:name="Table5.C2" style:family="table-cell">
      <style:table-cell-properties style:vertical-align="top" fo:padding="0.176cm" fo:border="1pt solid #000000"/>
    </style:style>
    <style:style style:name="Table5.D2" style:family="table-cell">
      <style:table-cell-properties style:vertical-align="top" fo:padding="0.176cm" fo:border="1pt solid #000000"/>
    </style:style>
    <style:style style:name="Table5.A3" style:family="table-cell">
      <style:table-cell-properties style:vertical-align="top" fo:padding="0.176cm" fo:border="1pt solid #000000"/>
    </style:style>
    <style:style style:name="Table5.B3" style:family="table-cell">
      <style:table-cell-properties style:vertical-align="top" fo:padding="0.176cm" fo:border="1pt solid #000000"/>
    </style:style>
    <style:style style:name="Table5.C3" style:family="table-cell">
      <style:table-cell-properties style:vertical-align="top" fo:padding="0.176cm" fo:border="1pt solid #000000"/>
    </style:style>
    <style:style style:name="Table5.D3" style:family="table-cell">
      <style:table-cell-properties style:vertical-align="top" fo:padding="0.176cm" fo:border="1pt solid #000000"/>
    </style:style>
    <style:style style:name="Table5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A5" style:family="table-cell">
      <style:table-cell-properties style:vertical-align="top" fo:padding="0.176cm" fo:border="1pt solid #000000"/>
    </style:style>
    <style:style style:name="Table5.B5" style:family="table-cell">
      <style:table-cell-properties style:vertical-align="top" fo:padding="0.176cm" fo:border="1pt solid #000000"/>
    </style:style>
    <style:style style:name="Table5.C5" style:family="table-cell">
      <style:table-cell-properties style:vertical-align="top" fo:padding="0.176cm" fo:border="1pt solid #000000"/>
    </style:style>
    <style:style style:name="Table5.D5" style:family="table-cell">
      <style:table-cell-properties style:vertical-align="top" fo:padding="0.176cm" fo:border="1pt solid #000000"/>
    </style:style>
    <style:style style:name="Table5.A6" style:family="table-cell">
      <style:table-cell-properties style:vertical-align="top" fo:padding="0.176cm" fo:border="1pt solid #000000"/>
    </style:style>
    <style:style style:name="Table5.B6" style:family="table-cell">
      <style:table-cell-properties style:vertical-align="top" fo:padding="0.176cm" fo:border="1pt solid #000000"/>
    </style:style>
    <style:style style:name="Table5.C6" style:family="table-cell">
      <style:table-cell-properties style:vertical-align="top" fo:padding="0.176cm" fo:border="1pt solid #000000"/>
    </style:style>
    <style:style style:name="Table5.D6" style:family="table-cell">
      <style:table-cell-properties style:vertical-align="top" fo:padding="0.176cm" fo:border="1pt solid #000000"/>
    </style:style>
    <style:style style:name="Table5.A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B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C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D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5.A8" style:family="table-cell">
      <style:table-cell-properties style:vertical-align="top" fo:padding="0.176cm" fo:border="1pt solid #000000"/>
    </style:style>
    <style:style style:name="Table5.B8" style:family="table-cell">
      <style:table-cell-properties style:vertical-align="top" fo:padding="0.176cm" fo:border="1pt solid #000000"/>
    </style:style>
    <style:style style:name="Table5.C8" style:family="table-cell">
      <style:table-cell-properties style:vertical-align="top" fo:padding="0.176cm" fo:border="1pt solid #000000"/>
    </style:style>
    <style:style style:name="Table5.D8" style:family="table-cell">
      <style:table-cell-properties style:vertical-align="top" fo:padding="0.176cm" fo:border="1pt solid #000000"/>
    </style:style>
    <style:style style:name="Table5.A9" style:family="table-cell">
      <style:table-cell-properties style:vertical-align="top" fo:padding="0.176cm" fo:border="1pt solid #000000"/>
    </style:style>
    <style:style style:name="Table5.B9" style:family="table-cell">
      <style:table-cell-properties style:vertical-align="top" fo:padding="0.176cm" fo:border="1pt solid #000000"/>
    </style:style>
    <style:style style:name="Table5.C9" style:family="table-cell">
      <style:table-cell-properties style:vertical-align="top" fo:padding="0.176cm" fo:border="1pt solid #000000"/>
    </style:style>
    <style:style style:name="Table5.D9" style:family="table-cell">
      <style:table-cell-properties style:vertical-align="top" fo:padding="0.176cm" fo:border="1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4.128cm"/>
    </style:style>
    <style:style style:name="Table6.B" style:family="table-column">
      <style:table-column-properties style:column-width="4.763cm"/>
    </style:style>
    <style:style style:name="Table6.C" style:family="table-column">
      <style:table-column-properties style:column-width="2.831cm"/>
    </style:style>
    <style:style style:name="Table6.D" style:family="table-column">
      <style:table-column-properties style:column-width="4.789cm"/>
    </style:style>
    <style:style style:name="Table6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6.A2" style:family="table-cell">
      <style:table-cell-properties style:vertical-align="top" fo:padding="0.176cm" fo:border="1pt solid #000000"/>
    </style:style>
    <style:style style:name="Table6.B2" style:family="table-cell">
      <style:table-cell-properties style:vertical-align="top" fo:padding="0.176cm" fo:border="1pt solid #000000"/>
    </style:style>
    <style:style style:name="Table6.C2" style:family="table-cell">
      <style:table-cell-properties style:vertical-align="top" fo:padding="0.176cm" fo:border="1pt solid #000000"/>
    </style:style>
    <style:style style:name="Table6.D2" style:family="table-cell">
      <style:table-cell-properties style:vertical-align="top" fo:padding="0.176cm" fo:border="1pt solid #000000"/>
    </style:style>
    <style:style style:name="Table6.A3" style:family="table-cell">
      <style:table-cell-properties style:vertical-align="top" fo:padding="0.176cm" fo:border="1pt solid #000000"/>
    </style:style>
    <style:style style:name="Table6.B3" style:family="table-cell">
      <style:table-cell-properties style:vertical-align="top" fo:padding="0.176cm" fo:border="1pt solid #000000"/>
    </style:style>
    <style:style style:name="Table6.C3" style:family="table-cell">
      <style:table-cell-properties style:vertical-align="top" fo:padding="0.176cm" fo:border="1pt solid #000000"/>
    </style:style>
    <style:style style:name="Table6.D3" style:family="table-cell">
      <style:table-cell-properties style:vertical-align="top" fo:padding="0.176cm" fo:border="1pt solid #000000"/>
    </style:style>
    <style:style style:name="Table6.A4" style:family="table-cell">
      <style:table-cell-properties style:vertical-align="top" fo:padding="0.176cm" fo:border="1pt solid #000000"/>
    </style:style>
    <style:style style:name="Table6.B4" style:family="table-cell">
      <style:table-cell-properties style:vertical-align="top" fo:padding="0.176cm" fo:border="1pt solid #000000"/>
    </style:style>
    <style:style style:name="Table6.C4" style:family="table-cell">
      <style:table-cell-properties style:vertical-align="top" fo:padding="0.176cm" fo:border="1pt solid #000000"/>
    </style:style>
    <style:style style:name="Table6.D4" style:family="table-cell">
      <style:table-cell-properties style:vertical-align="top" fo:padding="0.176cm" fo:border="1pt solid #000000"/>
    </style:style>
    <style:style style:name="Table6.A5" style:family="table-cell">
      <style:table-cell-properties style:vertical-align="top" fo:padding="0.176cm" fo:border="1pt solid #000000"/>
    </style:style>
    <style:style style:name="Table6.B5" style:family="table-cell">
      <style:table-cell-properties style:vertical-align="top" fo:padding="0.176cm" fo:border="1pt solid #000000"/>
    </style:style>
    <style:style style:name="Table6.C5" style:family="table-cell">
      <style:table-cell-properties style:vertical-align="top" fo:padding="0.176cm" fo:border="1pt solid #000000"/>
    </style:style>
    <style:style style:name="Table6.D5" style:family="table-cell">
      <style:table-cell-properties style:vertical-align="top" fo:padding="0.176cm" fo:border="1pt solid #000000"/>
    </style:style>
    <style:style style:name="Table6.A6" style:family="table-cell">
      <style:table-cell-properties style:vertical-align="top" fo:padding="0.176cm" fo:border="1pt solid #000000"/>
    </style:style>
    <style:style style:name="Table6.B6" style:family="table-cell">
      <style:table-cell-properties style:vertical-align="top" fo:padding="0.176cm" fo:border="1pt solid #000000"/>
    </style:style>
    <style:style style:name="Table6.C6" style:family="table-cell">
      <style:table-cell-properties style:vertical-align="top" fo:padding="0.176cm" fo:border="1pt solid #000000"/>
    </style:style>
    <style:style style:name="Table6.D6" style:family="table-cell">
      <style:table-cell-properties style:vertical-align="top" fo:padding="0.176cm" fo:border="1pt solid #000000"/>
    </style:style>
    <style:style style:name="Table6.A7" style:family="table-cell">
      <style:table-cell-properties style:vertical-align="top" fo:padding="0.176cm" fo:border="1pt solid #000000"/>
    </style:style>
    <style:style style:name="Table6.B7" style:family="table-cell">
      <style:table-cell-properties style:vertical-align="top" fo:padding="0.176cm" fo:border="1pt solid #000000"/>
    </style:style>
    <style:style style:name="Table6.C7" style:family="table-cell">
      <style:table-cell-properties style:vertical-align="top" fo:padding="0.176cm" fo:border="1pt solid #000000"/>
    </style:style>
    <style:style style:name="Table6.D7" style:family="table-cell">
      <style:table-cell-properties style:vertical-align="top" fo:padding="0.176cm" fo:border="1pt solid #000000"/>
    </style:style>
    <style:style style:name="Table6.A8" style:family="table-cell">
      <style:table-cell-properties style:vertical-align="top" fo:padding="0.176cm" fo:border="1pt solid #000000"/>
    </style:style>
    <style:style style:name="Table6.B8" style:family="table-cell">
      <style:table-cell-properties style:vertical-align="top" fo:padding="0.176cm" fo:border="1pt solid #000000"/>
    </style:style>
    <style:style style:name="Table6.C8" style:family="table-cell">
      <style:table-cell-properties style:vertical-align="top" fo:padding="0.176cm" fo:border="1pt solid #000000"/>
    </style:style>
    <style:style style:name="Table6.D8" style:family="table-cell">
      <style:table-cell-properties style:vertical-align="top" fo:padding="0.176cm" fo:border="1pt solid #000000"/>
    </style:style>
    <style:style style:name="Table7" style:family="table">
      <style:table-properties style:width="16.51cm" fo:margin-left="0cm" table:align="left" style:writing-mode="lr-tb"/>
    </style:style>
    <style:style style:name="Table7.A" style:family="table-column">
      <style:table-column-properties style:column-width="4.128cm"/>
    </style:style>
    <style:style style:name="Table7.B" style:family="table-column">
      <style:table-column-properties style:column-width="4.763cm"/>
    </style:style>
    <style:style style:name="Table7.C" style:family="table-column">
      <style:table-column-properties style:column-width="2.831cm"/>
    </style:style>
    <style:style style:name="Table7.D" style:family="table-column">
      <style:table-column-properties style:column-width="4.789cm"/>
    </style:style>
    <style:style style:name="Table7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7.A2" style:family="table-cell">
      <style:table-cell-properties style:vertical-align="top" fo:padding="0.176cm" fo:border="1pt solid #000000"/>
    </style:style>
    <style:style style:name="Table7.B2" style:family="table-cell">
      <style:table-cell-properties style:vertical-align="top" fo:padding="0.176cm" fo:border="1pt solid #000000"/>
    </style:style>
    <style:style style:name="Table7.C2" style:family="table-cell">
      <style:table-cell-properties style:vertical-align="top" fo:padding="0.176cm" fo:border="1pt solid #000000"/>
    </style:style>
    <style:style style:name="Table7.D2" style:family="table-cell">
      <style:table-cell-properties style:vertical-align="top" fo:padding="0.176cm" fo:border="1pt solid #000000"/>
    </style:style>
    <style:style style:name="Table7.A3" style:family="table-cell">
      <style:table-cell-properties style:vertical-align="top" fo:padding="0.176cm" fo:border="1pt solid #000000"/>
    </style:style>
    <style:style style:name="Table7.B3" style:family="table-cell">
      <style:table-cell-properties style:vertical-align="top" fo:padding="0.176cm" fo:border="1pt solid #000000"/>
    </style:style>
    <style:style style:name="Table7.C3" style:family="table-cell">
      <style:table-cell-properties style:vertical-align="top" fo:padding="0.176cm" fo:border="1pt solid #000000"/>
    </style:style>
    <style:style style:name="Table7.D3" style:family="table-cell">
      <style:table-cell-properties style:vertical-align="top" fo:padding="0.176cm" fo:border="1pt solid #000000"/>
    </style:style>
    <style:style style:name="Table7.A4" style:family="table-cell">
      <style:table-cell-properties style:vertical-align="top" fo:padding="0.176cm" fo:border="1pt solid #000000"/>
    </style:style>
    <style:style style:name="Table7.B4" style:family="table-cell">
      <style:table-cell-properties style:vertical-align="top" fo:padding="0.176cm" fo:border="1pt solid #000000"/>
    </style:style>
    <style:style style:name="Table7.C4" style:family="table-cell">
      <style:table-cell-properties style:vertical-align="top" fo:padding="0.176cm" fo:border="1pt solid #000000"/>
    </style:style>
    <style:style style:name="Table7.D4" style:family="table-cell">
      <style:table-cell-properties style:vertical-align="top" fo:padding="0.176cm" fo:border="1pt solid #000000"/>
    </style:style>
    <style:style style:name="Table7.A5" style:family="table-cell">
      <style:table-cell-properties style:vertical-align="top" fo:padding="0.176cm" fo:border="1pt solid #000000"/>
    </style:style>
    <style:style style:name="Table7.B5" style:family="table-cell">
      <style:table-cell-properties style:vertical-align="top" fo:padding="0.176cm" fo:border="1pt solid #000000"/>
    </style:style>
    <style:style style:name="Table7.C5" style:family="table-cell">
      <style:table-cell-properties style:vertical-align="top" fo:padding="0.176cm" fo:border="1pt solid #000000"/>
    </style:style>
    <style:style style:name="Table7.D5" style:family="table-cell">
      <style:table-cell-properties style:vertical-align="top" fo:padding="0.176cm" fo:border="1pt solid #000000"/>
    </style:style>
    <style:style style:name="Table7.A6" style:family="table-cell">
      <style:table-cell-properties style:vertical-align="top" fo:padding="0.176cm" fo:border="1pt solid #000000"/>
    </style:style>
    <style:style style:name="Table7.B6" style:family="table-cell">
      <style:table-cell-properties style:vertical-align="top" fo:padding="0.176cm" fo:border="1pt solid #000000"/>
    </style:style>
    <style:style style:name="Table7.C6" style:family="table-cell">
      <style:table-cell-properties style:vertical-align="top" fo:padding="0.176cm" fo:border="1pt solid #000000"/>
    </style:style>
    <style:style style:name="Table7.D6" style:family="table-cell">
      <style:table-cell-properties style:vertical-align="top" fo:padding="0.176cm" fo:border="1pt solid #000000"/>
    </style:style>
    <style:style style:name="Table7.A7" style:family="table-cell">
      <style:table-cell-properties style:vertical-align="top" fo:padding="0.176cm" fo:border="1pt solid #000000"/>
    </style:style>
    <style:style style:name="Table7.B7" style:family="table-cell">
      <style:table-cell-properties style:vertical-align="top" fo:padding="0.176cm" fo:border="1pt solid #000000"/>
    </style:style>
    <style:style style:name="Table7.C7" style:family="table-cell">
      <style:table-cell-properties style:vertical-align="top" fo:padding="0.176cm" fo:border="1pt solid #000000"/>
    </style:style>
    <style:style style:name="Table7.D7" style:family="table-cell">
      <style:table-cell-properties style:vertical-align="top" fo:padding="0.176cm" fo:border="1pt solid #000000"/>
    </style:style>
    <style:style style:name="Table7.A8" style:family="table-cell">
      <style:table-cell-properties style:vertical-align="top" fo:padding="0.176cm" fo:border="1pt solid #000000"/>
    </style:style>
    <style:style style:name="Table7.B8" style:family="table-cell">
      <style:table-cell-properties style:vertical-align="top" fo:padding="0.176cm" fo:border="1pt solid #000000"/>
    </style:style>
    <style:style style:name="Table7.C8" style:family="table-cell">
      <style:table-cell-properties style:vertical-align="top" fo:padding="0.176cm" fo:border="1pt solid #000000"/>
    </style:style>
    <style:style style:name="Table7.D8" style:family="table-cell">
      <style:table-cell-properties style:vertical-align="top" fo:padding="0.176cm" fo:border="1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4.128cm"/>
    </style:style>
    <style:style style:name="Table8.B" style:family="table-column">
      <style:table-column-properties style:column-width="4.763cm"/>
    </style:style>
    <style:style style:name="Table8.C" style:family="table-column">
      <style:table-column-properties style:column-width="2.831cm"/>
    </style:style>
    <style:style style:name="Table8.D" style:family="table-column">
      <style:table-column-properties style:column-width="4.789cm"/>
    </style:style>
    <style:style style:name="Table8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8.A2" style:family="table-cell">
      <style:table-cell-properties style:vertical-align="top" fo:padding="0.176cm" fo:border="1pt solid #000000"/>
    </style:style>
    <style:style style:name="Table8.B2" style:family="table-cell">
      <style:table-cell-properties style:vertical-align="top" fo:padding="0.176cm" fo:border="1pt solid #000000"/>
    </style:style>
    <style:style style:name="Table8.C2" style:family="table-cell">
      <style:table-cell-properties style:vertical-align="top" fo:padding="0.176cm" fo:border="1pt solid #000000"/>
    </style:style>
    <style:style style:name="Table8.D2" style:family="table-cell">
      <style:table-cell-properties style:vertical-align="top" fo:padding="0.176cm" fo:border="1pt solid #000000"/>
    </style:style>
    <style:style style:name="Table8.A3" style:family="table-cell">
      <style:table-cell-properties style:vertical-align="top" fo:padding="0.176cm" fo:border="1pt solid #000000"/>
    </style:style>
    <style:style style:name="Table8.B3" style:family="table-cell">
      <style:table-cell-properties style:vertical-align="top" fo:padding="0.176cm" fo:border="1pt solid #000000"/>
    </style:style>
    <style:style style:name="Table8.C3" style:family="table-cell">
      <style:table-cell-properties style:vertical-align="top" fo:padding="0.176cm" fo:border="1pt solid #000000"/>
    </style:style>
    <style:style style:name="Table8.D3" style:family="table-cell">
      <style:table-cell-properties style:vertical-align="top" fo:padding="0.176cm" fo:border="1pt solid #000000"/>
    </style:style>
    <style:style style:name="Table8.A4" style:family="table-cell">
      <style:table-cell-properties style:vertical-align="top" fo:padding="0.176cm" fo:border="1pt solid #000000"/>
    </style:style>
    <style:style style:name="Table8.B4" style:family="table-cell">
      <style:table-cell-properties style:vertical-align="top" fo:padding="0.176cm" fo:border="1pt solid #000000"/>
    </style:style>
    <style:style style:name="Table8.C4" style:family="table-cell">
      <style:table-cell-properties style:vertical-align="top" fo:padding="0.176cm" fo:border="1pt solid #000000"/>
    </style:style>
    <style:style style:name="Table8.D4" style:family="table-cell">
      <style:table-cell-properties style:vertical-align="top" fo:padding="0.176cm" fo:border="1pt solid #000000"/>
    </style:style>
    <style:style style:name="Table8.A5" style:family="table-cell">
      <style:table-cell-properties style:vertical-align="top" fo:padding="0.176cm" fo:border="1pt solid #000000"/>
    </style:style>
    <style:style style:name="Table8.B5" style:family="table-cell">
      <style:table-cell-properties style:vertical-align="top" fo:padding="0.176cm" fo:border="1pt solid #000000"/>
    </style:style>
    <style:style style:name="Table8.C5" style:family="table-cell">
      <style:table-cell-properties style:vertical-align="top" fo:padding="0.176cm" fo:border="1pt solid #000000"/>
    </style:style>
    <style:style style:name="Table8.D5" style:family="table-cell">
      <style:table-cell-properties style:vertical-align="top" fo:padding="0.176cm" fo:border="1pt solid #000000"/>
    </style:style>
    <style:style style:name="Table8.A6" style:family="table-cell">
      <style:table-cell-properties style:vertical-align="top" fo:padding="0.176cm" fo:border="1pt solid #000000"/>
    </style:style>
    <style:style style:name="Table8.B6" style:family="table-cell">
      <style:table-cell-properties style:vertical-align="top" fo:padding="0.176cm" fo:border="1pt solid #000000"/>
    </style:style>
    <style:style style:name="Table8.C6" style:family="table-cell">
      <style:table-cell-properties style:vertical-align="top" fo:padding="0.176cm" fo:border="1pt solid #000000"/>
    </style:style>
    <style:style style:name="Table8.D6" style:family="table-cell">
      <style:table-cell-properties style:vertical-align="top" fo:padding="0.176cm" fo:border="1pt solid #000000"/>
    </style:style>
    <style:style style:name="Table8.A7" style:family="table-cell">
      <style:table-cell-properties style:vertical-align="top" fo:padding="0.176cm" fo:border="1pt solid #000000"/>
    </style:style>
    <style:style style:name="Table8.B7" style:family="table-cell">
      <style:table-cell-properties style:vertical-align="top" fo:padding="0.176cm" fo:border="1pt solid #000000"/>
    </style:style>
    <style:style style:name="Table8.C7" style:family="table-cell">
      <style:table-cell-properties style:vertical-align="top" fo:padding="0.176cm" fo:border="1pt solid #000000"/>
    </style:style>
    <style:style style:name="Table8.D7" style:family="table-cell">
      <style:table-cell-properties style:vertical-align="top" fo:padding="0.176cm" fo:border="1pt solid #000000"/>
    </style:style>
    <style:style style:name="Table8.A8" style:family="table-cell">
      <style:table-cell-properties style:vertical-align="top" fo:padding="0.176cm" fo:border="1pt solid #000000"/>
    </style:style>
    <style:style style:name="Table8.B8" style:family="table-cell">
      <style:table-cell-properties style:vertical-align="top" fo:padding="0.176cm" fo:border="1pt solid #000000"/>
    </style:style>
    <style:style style:name="Table8.C8" style:family="table-cell">
      <style:table-cell-properties style:vertical-align="top" fo:padding="0.176cm" fo:border="1pt solid #000000"/>
    </style:style>
    <style:style style:name="Table8.D8" style:family="table-cell">
      <style:table-cell-properties style:vertical-align="top" fo:padding="0.176cm" fo:border="1pt solid #000000"/>
    </style:style>
    <style:style style:name="Table8.A9" style:family="table-cell">
      <style:table-cell-properties style:vertical-align="top" fo:padding="0.176cm" fo:border="1pt solid #000000"/>
    </style:style>
    <style:style style:name="Table8.B9" style:family="table-cell">
      <style:table-cell-properties style:vertical-align="top" fo:padding="0.176cm" fo:border="1pt solid #000000"/>
    </style:style>
    <style:style style:name="Table8.C9" style:family="table-cell">
      <style:table-cell-properties style:vertical-align="top" fo:padding="0.176cm" fo:border="1pt solid #000000"/>
    </style:style>
    <style:style style:name="Table8.D9" style:family="table-cell">
      <style:table-cell-properties style:vertical-align="top" fo:padding="0.176cm" fo:border="1pt solid #000000"/>
    </style:style>
    <style:style style:name="Table8.A10" style:family="table-cell">
      <style:table-cell-properties style:vertical-align="top" fo:padding="0.176cm" fo:border="1pt solid #000000"/>
    </style:style>
    <style:style style:name="Table8.B10" style:family="table-cell">
      <style:table-cell-properties style:vertical-align="top" fo:padding="0.176cm" fo:border="1pt solid #000000"/>
    </style:style>
    <style:style style:name="Table8.C10" style:family="table-cell">
      <style:table-cell-properties style:vertical-align="top" fo:padding="0.176cm" fo:border="1pt solid #000000"/>
    </style:style>
    <style:style style:name="Table8.D10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48pt" style:font-size-asian="48pt" style:font-size-complex="48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S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list-style-name="LS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S9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10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82a0" officeooo:paragraph-rsid="001f82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82a0" officeooo:paragraph-rsid="001f82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133eb" officeooo:paragraph-rsid="002133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133eb" officeooo:paragraph-rsid="002133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22c16" officeooo:paragraph-rsid="00222c1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0" style:family="paragraph" style:parent-style-name="Standard" style:list-style-name="LS8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2" style:family="paragraph" style:parent-style-name="Standard" style:list-style-name="LS4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3" style:family="paragraph" style:parent-style-name="Standard" style:list-style-name="LS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4" style:family="paragraph" style:parent-style-name="Standard" style:list-style-name="LS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6c0c" officeooo:paragraph-rsid="001d6c0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6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8" style:family="paragraph" style:parent-style-name="Standard" style:list-style-name="LS8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1" style:family="paragraph" style:parent-style-name="Standard" style:list-style-name="LS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officeooo:rsid="001e3995" officeooo:paragraph-rsid="001e3995"/>
    </style:style>
    <style:style style:name="P33" style:family="paragraph" style:parent-style-name="Standard" style:list-style-name="LS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d9c9f" officeooo:paragraph-rsid="001d9c9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italic" style:text-underline-style="none" fo:font-weight="normal" officeooo:rsid="001e3995" officeooo:paragraph-rsid="001e399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82a0" officeooo:paragraph-rsid="001f82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  <style:text-properties fo:font-style="italic" officeooo:rsid="001b34ad" officeooo:paragraph-rsid="001b34ad" style:font-style-asian="italic" style:font-style-complex="italic"/>
    </style:style>
    <style:style style:name="P37" style:family="paragraph" style:parent-style-name="Standard" style:list-style-name="LS3">
      <style:paragraph-properties fo:margin-top="0cm" fo:margin-bottom="0cm" loext:contextual-spacing="false" fo:line-height="115%" style:writing-mode="lr-tb"/>
      <style:text-properties fo:font-style="italic" officeooo:rsid="001b34ad" officeooo:paragraph-rsid="001b34ad" style:font-style-asian="italic" style:font-style-complex="italic"/>
    </style:style>
    <style:style style:name="P38" style:family="paragraph" style:parent-style-name="Standard">
      <style:paragraph-properties fo:line-height="115%" fo:break-before="auto" fo:break-after="auto" style:writing-mode="lr-tb"/>
    </style:style>
    <style:style style:name="P39" style:family="paragraph" style:parent-style-name="Standard">
      <style:paragraph-properties fo:line-height="115%" fo:break-before="auto" fo:break-after="auto" style:writing-mode="lr-tb"/>
      <style:text-properties officeooo:paragraph-rsid="0024c1a4"/>
    </style:style>
    <style:style style:name="P40" style:family="paragraph" style:parent-style-name="Standard">
      <style:paragraph-properties fo:line-height="115%" fo:break-before="page" style:writing-mode="lr-tb"/>
      <style:text-properties fo:font-size="20pt" officeooo:paragraph-rsid="0024c1a4" style:font-size-asian="20pt" style:font-size-complex="20pt"/>
    </style:style>
    <style:style style:name="P41" style:family="paragraph" style:parent-style-name="Heading_20_3">
      <style:paragraph-properties fo:margin-left="0cm" fo:margin-right="0cm" fo:margin-top="0.564cm" fo:margin-bottom="0.141cm" loext:contextual-spacing="false" fo:line-height="100%" fo:text-align="start" style:justify-single-word="false" fo:keep-together="always" fo:text-indent="0cm" style:auto-text-indent="false" fo:break-before="auto" fo:break-after="auto" fo:keep-with-next="always" style:writing-mode="lr-tb"/>
      <style:text-properties fo:color="#434343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2" style:family="paragraph" style:parent-style-name="Heading_20_3">
      <style:paragraph-properties fo:line-height="115%" fo:break-before="auto" fo:break-after="auto" style:writing-mode="lr-tb"/>
    </style:style>
    <style:style style:name="P43" style:family="paragraph" style:parent-style-name="Heading_20_3" style:list-style-name="">
      <style:paragraph-properties fo:line-height="115%" fo:text-align="start" style:justify-single-word="false" fo:keep-together="always" fo:orphans="2" fo:widows="2" fo:break-before="auto" fo:break-after="auto" style:writing-mode="lr-tb"/>
    </style:style>
    <style:style style:name="P44" style:family="paragraph" style:parent-style-name="Heading_20_3">
      <style:paragraph-properties fo:line-height="115%" style:writing-mode="lr-tb"/>
    </style:style>
    <style:style style:name="P45" style:family="paragraph" style:parent-style-name="Heading_20_3">
      <style:paragraph-properties fo:line-height="115%" fo:break-before="page" style:writing-mode="lr-tb"/>
    </style:style>
    <style:style style:name="P46" style:family="paragraph" style:parent-style-name="Heading_20_1">
      <style:paragraph-properties fo:margin-left="0cm" fo:margin-right="0cm" fo:margin-top="0.847cm" fo:margin-bottom="0cm" loext:contextual-spacing="false" fo:line-height="115%" fo:text-indent="0cm" style:auto-text-indent="false" fo:break-before="auto" fo:break-after="auto" style:writing-mode="lr-tb"/>
    </style:style>
    <style:style style:name="P47" style:family="paragraph" style:parent-style-name="Heading_20_1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8" style:family="paragraph" style:parent-style-name="Subtitle">
      <style:paragraph-properties fo:line-height="115%" fo:text-align="center" style:justify-single-word="false" style:writing-mode="lr-tb"/>
      <style:text-properties fo:color="#000000" style:font-name="Open Sans Semibold" fo:font-size="20pt" officeooo:rsid="0019a972" officeooo:paragraph-rsid="0019a972" style:font-size-asian="20pt" style:font-size-complex="20pt"/>
    </style:style>
    <style:style style:name="P49" style:family="paragraph" style:parent-style-name="Subtitle">
      <style:paragraph-properties fo:line-height="115%" fo:text-align="center" style:justify-single-word="false" style:writing-mode="lr-tb"/>
      <style:text-properties officeooo:rsid="0024c1a4" officeooo:paragraph-rsid="0024c1a4"/>
    </style:style>
    <style:style style:name="P50" style:family="paragraph" style:parent-style-name="Subtitle">
      <style:paragraph-properties fo:line-height="115%" fo:text-align="center" style:justify-single-word="false" fo:break-before="auto" fo:break-after="auto" style:writing-mode="lr-tb"/>
      <style:text-properties officeooo:rsid="0024c1a4" officeooo:paragraph-rsid="0024c1a4"/>
    </style:style>
    <style:style style:name="P51" style:family="paragraph" style:parent-style-name="Subtitle">
      <style:paragraph-properties fo:line-height="115%" fo:text-align="center" style:justify-single-word="false" fo:break-before="auto" fo:break-after="auto" style:writing-mode="lr-tb"/>
      <style:text-properties officeooo:rsid="001b34ad" officeooo:paragraph-rsid="0024c1a4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6c0c" style:font-style-asian="italic" style:font-style-complex="italic"/>
    </style:style>
    <style:style style:name="T7" style:family="text">
      <style:text-properties fo:font-style="italic" officeooo:rsid="001d9c9f" style:font-style-asian="italic" style:font-style-complex="italic"/>
    </style:style>
    <style:style style:name="T8" style:family="text">
      <style:text-properties fo:font-style="italic" officeooo:rsid="001e3995" style:font-style-asian="italic" style:font-style-complex="italic"/>
    </style:style>
    <style:style style:name="T9" style:family="text">
      <style:text-properties fo:font-style="italic" officeooo:rsid="002133eb" style:font-style-asian="italic" style:font-style-complex="italic"/>
    </style:style>
    <style:style style:name="T10" style:family="text">
      <style:text-properties officeooo:rsid="001d6c0c"/>
    </style:style>
    <style:style style:name="T11" style:family="text">
      <style:text-properties officeooo:rsid="001e3995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f82a0"/>
    </style:style>
    <style:style style:name="T16" style:family="text">
      <style:text-properties officeooo:rsid="0024c1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rking Year Plan</text:p>
      <text:p text:style-name="P50">YEAR : 2016-17</text:p>
      <text:p text:style-name="P48">Mozilla Club Zeal</text:p>
      <text:p text:style-name="P51"><text:span text:style-name="T16">Club Captain: </text:span>Dhanesh B. Sabane</text:p>
      <text:p text:style-name="P49">Club co-Captain: Shubham Yadav</text:p>
      <text:h text:style-name="P46" text:outline-level="10"><text:bookmark text:name="h.p7218exdgj9a"/><text:span text:style-name="T4">1. Key Aspirations</text:span> </text:h>
      <text:p text:style-name="P1"/>
      <text:list xml:id="list4749440646600140261" text:style-name="LS3">
        <text:list-item>
          <text:p text:style-name="P36">Be the most active student club on campus</text:p>
          <text:p text:style-name="P37"/>
        </text:list-item>
        <text:list-item>
          <text:p text:style-name="P36">Teach members and students to “build” the Web.</text:p>
          <text:p text:style-name="P37"/>
        </text:list-item>
        <text:list-item>
          <text:p text:style-name="P36">Make code contributions to at least one project of Mozilla</text:p>
          <text:p text:style-name="P37"/>
        </text:list-item>
        <text:list-item>
          <text:p text:style-name="P36">Try to use Free and Open Source software only, to achieve our goals</text:p>
        </text:list-item>
      </text:list>
      <text:p text:style-name="P39"><text:s/></text:p>
      <text:p text:style-name="P40"><text:bookmark text:name="h.xsosddbc2oeo"/><text:span text:style-name="T4">2. Goal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Area of Work</text:p>
          </table:table-cell>
          <table:table-cell table:style-name="Table2.A1" office:value-type="string">
            <text:p text:style-name="P2">Club Goals</text:p>
          </table:table-cell>
          <table:table-cell table:style-name="Table2.A1" office:value-type="string">
            <text:p text:style-name="P2">Numbers</text:p>
          </table:table-cell>
        </table:table-row>
        <table:table-row>
          <table:table-cell table:style-name="Table2.A2" office:value-type="string">
            <text:p text:style-name="P2">Member Education</text:p>
          </table:table-cell>
          <table:table-cell table:style-name="Table2.B2" office:value-type="string">
            <text:list xml:id="list1402140899354051357" text:style-name="LS4">
              <text:list-item>
                <text:p text:style-name="P22">Awareness about FOSS</text:p>
              </text:list-item>
            </text:list>
            <text:list xml:id="list5660094955621290724" text:style-name="LS5">
              <text:list-item>
                <text:p text:style-name="P23">Awareness about <text:span text:style-name="T15">Mozilla</text:span></text:p>
              </text:list-item>
            </text:list>
          </table:table-cell>
          <table:table-cell table:style-name="Table2.C2" office:value-type="string">
            <text:p text:style-name="P19"><text:span text:style-name="T10">1</text:span> activit<text:span text:style-name="T10">y </text:span>/semester</text:p>
          </table:table-cell>
        </table:table-row>
        <table:table-row>
          <table:table-cell table:style-name="Table2.A3" office:value-type="string">
            <text:p text:style-name="P2">Membership Building</text:p>
          </table:table-cell>
          <table:table-cell table:style-name="Table2.B3" office:value-type="string">
            <text:list xml:id="list5150289416738588571" text:style-name="LS6">
              <text:list-item>
                <text:p text:style-name="P24">Online and offline campaigns</text:p>
              </text:list-item>
              <text:list-item>
                <text:p text:style-name="P9"><text:span text:style-name="T6">Posters throughout campus</text:span> </text:p>
              </text:list-item>
              <text:list-item>
                <text:p text:style-name="P24">Monthly newsletter</text:p>
              </text:list-item>
            </text:list>
          </table:table-cell>
          <table:table-cell table:style-name="Table2.C3" office:value-type="string">
            <text:p text:style-name="P25"><text:span text:style-name="T11">1</text:span> activit<text:span text:style-name="T11">ies </text:span>/semester</text:p>
          </table:table-cell>
        </table:table-row>
        <table:table-row>
          <table:table-cell table:style-name="Table2.A4" office:value-type="string">
            <text:p text:style-name="P2">Executive Building</text:p>
          </table:table-cell>
          <table:table-cell table:style-name="Table2.B4" office:value-type="string">
            <text:list xml:id="list237571016627349331" text:style-name="LS7">
              <text:list-item>
                <text:p text:style-name="P26">Assess technical knowledge</text:p>
              </text:list-item>
              <text:list-item>
                <text:p text:style-name="P33">Willingness to work</text:p>
              </text:list-item>
              <text:list-item>
                <text:p text:style-name="P10"><text:span text:style-name="T7">Eager to learn new technologies</text:span> </text:p>
              </text:list-item>
            </text:list>
          </table:table-cell>
          <table:table-cell table:style-name="Table2.C4" office:value-type="string">
            <text:p text:style-name="P27">1 activity /semester</text:p>
          </table:table-cell>
        </table:table-row>
        <table:table-row>
          <table:table-cell table:style-name="Table2.A5" office:value-type="string">
            <text:p text:style-name="P2">Teach The Web</text:p>
          </table:table-cell>
          <table:table-cell table:style-name="Table2.B5" office:value-type="string">
            <text:list xml:id="list4785096073617485444" text:style-name="LS8">
              <text:list-item>
                <text:p text:style-name="P28">21<text:span text:style-name="T12">st</text:span> century skills</text:p>
              </text:list-item>
              <text:list-item>
                <text:p text:style-name="P20"><text:span text:style-name="T11">Privacy basics</text:span><text:span text:style-name="T14"> </text:span></text:p>
              </text:list-item>
            </text:list>
          </table:table-cell>
          <table:table-cell table:style-name="Table2.C5" office:value-type="string">
            <text:p text:style-name="P29">1 activity /semester</text:p>
          </table:table-cell>
        </table:table-row>
        <table:table-row>
          <table:table-cell table:style-name="Table2.A6" office:value-type="string">
            <text:p text:style-name="P2">Build The Web</text:p>
          </table:table-cell>
          <table:table-cell table:style-name="Table2.B6" office:value-type="string">
            <text:list xml:id="list8465130406289037918" text:style-name="LS9">
              <text:list-item>
                <text:p text:style-name="P11"><text:span text:style-name="T8">Introduce version control systems</text:span> </text:p>
              </text:list-item>
              <text:list-item>
                <text:p text:style-name="P11"><text:span text:style-name="T8">Building a basic HTML</text:span><text:span text:style-name="T9">5</text:span><text:span text:style-name="T8"> website</text:span> </text:p>
              </text:list-item>
            </text:list>
          </table:table-cell>
          <table:table-cell table:style-name="Table2.C6" office:value-type="string">
            <text:p text:style-name="P29">2 activity /semester</text:p>
          </table:table-cell>
        </table:table-row>
        <table:table-row>
          <table:table-cell table:style-name="Table2.A7" office:value-type="string">
            <text:p text:style-name="P2">Protect The Web</text:p>
          </table:table-cell>
          <table:table-cell table:style-name="Table2.B7" office:value-type="string">
            <text:list xml:id="list1884298605606981041" text:style-name="LS10">
              <text:list-item>
                <text:p text:style-name="P12"><text:s/></text:p>
              </text:list-item>
              <text:list-item>
                <text:p text:style-name="P12"><text:s/></text:p>
              </text:list-item>
              <text:list-item>
                <text:p text:style-name="P12"><text:s/></text:p>
              </text:list-item>
            </text:list>
          </table:table-cell>
          <table:table-cell table:style-name="Table2.C7" office:value-type="string">
            <text:p text:style-name="P2"/>
          </table:table-cell>
        </table:table-row>
      </table:table>
      <text:p text:style-name="P1"/>
      <text:h text:style-name="P47" text:outline-level="10"><text:bookmark text:name="h.e7t94eiuulp"/>3. Roadmap </text:h>
      <text:h text:style-name="P42" text:outline-level="10"><text:bookmark text:name="h.rcfnu8pr6en1"/>Goal: <text:span text:style-name="T5">Member Education 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Objective</text:p>
          </table:table-cell>
          <table:table-cell table:style-name="Table3.A1" office:value-type="string">
            <text:p text:style-name="P2">Tasks</text:p>
          </table:table-cell>
          <table:table-cell table:style-name="Table3.A1" office:value-type="string">
            <text:p text:style-name="P2">Timeline</text:p>
          </table:table-cell>
          <table:table-cell table:style-name="Table3.A1" office:value-type="string">
            <text:p text:style-name="P2">Responsibility/Resources</text:p>
          </table:table-cell>
        </table:table-row>
        <table:table-row>
          <table:table-cell table:style-name="Table3.A2" office:value-type="string">
            <text:p text:style-name="P32"><text:span text:style-name="T3">Awareness about FOSS</text:span></text:p>
          </table:table-cell>
          <table:table-cell table:style-name="Table3.B2" office:value-type="string">
            <text:p text:style-name="P30">Explain what is FOSS</text:p>
          </table:table-cell>
          <table:table-cell table:style-name="Table3.C2" office:value-type="string">
            <text:p text:style-name="P21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3" office:value-type="string">
            <text:p text:style-name="P29">Explain how FOSS can replace proprietary software</text:p>
            <text:p text:style-name="P34"/>
          </table:table-cell>
          <table:table-cell table:style-name="Table3.C3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P13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  <table:table-row>
          <table:table-cell table:style-name="Table3.A5" office:value-type="string">
            <text:p text:style-name="P13">Awareness about Mozilla</text:p>
          </table:table-cell>
          <table:table-cell table:style-name="Table3.B5" office:value-type="string">
            <text:p text:style-name="P13">Explain Mozilla’s principles</text:p>
          </table:table-cell>
          <table:table-cell table:style-name="Table3.C5" office:value-type="string">
            <text:p text:style-name="P2"/>
          </table:table-cell>
          <table:table-cell table:style-name="Table3.D5" office:value-type="string">
            <text:p text:style-name="P2"/>
          </table:table-cell>
        </table:table-row>
        <table:table-row>
          <table:table-cell table:style-name="Table3.A6" office:value-type="string">
            <text:p text:style-name="P2"/>
          </table:table-cell>
          <table:table-cell table:style-name="Table3.B6" office:value-type="string">
            <text:p text:style-name="P13">Explain Mozilla’s mission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/>
          </table:table-cell>
        </table:table-row>
      </table:table>
      <text:p text:style-name="P1"/>
      <text:h text:style-name="P42" text:outline-level="10"><text:bookmark text:name="h.bbuotcnf5odo"/><text:soft-page-break/>Goal: <text:span text:style-name="T5">Membership Building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Objective</text:p>
          </table:table-cell>
          <table:table-cell table:style-name="Table4.A1" office:value-type="string">
            <text:p text:style-name="P2">Tasks</text:p>
          </table:table-cell>
          <table:table-cell table:style-name="Table4.A1" office:value-type="string">
            <text:p text:style-name="P2">Timeline</text:p>
          </table:table-cell>
          <table:table-cell table:style-name="Table4.A1" office:value-type="string">
            <text:p text:style-name="P2">Responsibility/Resources</text:p>
          </table:table-cell>
        </table:table-row>
        <table:table-row>
          <table:table-cell table:style-name="Table4.A2" office:value-type="string">
            <text:p text:style-name="P13">Online and Offline campaigns</text:p>
          </table:table-cell>
          <table:table-cell table:style-name="Table4.B2" office:value-type="string">
            <text:p text:style-name="P14">Create blog posts</text:p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2"/>
          </table:table-cell>
        </table:table-row>
        <table:table-row>
          <table:table-cell table:style-name="Table4.A3" office:value-type="string">
            <text:p text:style-name="P13"/>
          </table:table-cell>
          <table:table-cell table:style-name="Table4.B3" office:value-type="string">
            <text:p text:style-name="P14">Social networking</text:p>
          </table:table-cell>
          <table:table-cell table:style-name="Table4.C3" office:value-type="string">
            <text:p text:style-name="P3"/>
          </table:table-cell>
          <table:table-cell table:style-name="Table4.D3" office:value-type="string">
            <text:p text:style-name="P2"/>
          </table:table-cell>
        </table:table-row>
        <table:table-row>
          <table:table-cell table:style-name="Table4.A4" office:value-type="string">
            <text:p text:style-name="P2"/>
          </table:table-cell>
          <table:table-cell table:style-name="Table4.B4" office:value-type="string">
            <text:p text:style-name="P13">Visit all classes and introduce the club</text:p>
            <text:p text:style-name="P35"/>
          </table:table-cell>
          <table:table-cell table:style-name="Table4.C4" office:value-type="string">
            <text:p text:style-name="P2"/>
          </table:table-cell>
          <table:table-cell table:style-name="Table4.D4" office:value-type="string">
            <text:p text:style-name="P2"/>
          </table:table-cell>
        </table:table-row>
        <table:table-row>
          <table:table-cell table:style-name="Table4.A5" office:value-type="string">
            <text:p text:style-name="P2"/>
          </table:table-cell>
          <table:table-cell table:style-name="Table4.B5" office:value-type="string">
            <text:p text:style-name="P13"/>
          </table:table-cell>
          <table:table-cell table:style-name="Table4.C5" office:value-type="string">
            <text:p text:style-name="P2"/>
          </table:table-cell>
          <table:table-cell table:style-name="Table4.D5" office:value-type="string">
            <text:p text:style-name="P2"/>
          </table:table-cell>
        </table:table-row>
        <table:table-row>
          <table:table-cell table:style-name="Table4.A6" office:value-type="string">
            <text:p text:style-name="P13">Posters throughout campus</text:p>
          </table:table-cell>
          <table:table-cell table:style-name="Table4.B6" office:value-type="string">
            <text:p text:style-name="P13">Create posters and put them up on notice boards</text:p>
          </table:table-cell>
          <table:table-cell table:style-name="Table4.C6" office:value-type="string">
            <text:p text:style-name="P2"/>
          </table:table-cell>
          <table:table-cell table:style-name="Table4.D6" office:value-type="string">
            <text:p text:style-name="P2"/>
          </table:table-cell>
        </table:table-row>
        <table:table-row>
          <table:table-cell table:style-name="Table4.A7" office:value-type="string">
            <text:p text:style-name="P2"/>
          </table:table-cell>
          <table:table-cell table:style-name="Table4.B7" office:value-type="string">
            <text:p text:style-name="P2"/>
          </table:table-cell>
          <table:table-cell table:style-name="Table4.C7" office:value-type="string">
            <text:p text:style-name="P2"/>
          </table:table-cell>
          <table:table-cell table:style-name="Table4.D7" office:value-type="string">
            <text:p text:style-name="P2"/>
          </table:table-cell>
        </table:table-row>
        <table:table-row>
          <table:table-cell table:style-name="Table4.A8" office:value-type="string">
            <text:p text:style-name="P13">Monthly newsletter</text:p>
          </table:table-cell>
          <table:table-cell table:style-name="Table4.B8" office:value-type="string">
            <text:p text:style-name="P13">Summarize monthly club activities</text:p>
          </table:table-cell>
          <table:table-cell table:style-name="Table4.C8" office:value-type="string">
            <text:p text:style-name="P2"/>
          </table:table-cell>
          <table:table-cell table:style-name="Table4.D8" office:value-type="string">
            <text:p text:style-name="P2"/>
          </table:table-cell>
        </table:table-row>
      </table:table>
      <text:p text:style-name="P1"/>
      <text:h text:style-name="P42" text:outline-level="10"/>
      <text:h text:style-name="P44" text:outline-level="10"><text:bookmark text:name="h.avh0p0h2l6yb"/>Goal: <text:span text:style-name="T5">Executive Building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">Objective</text:p>
          </table:table-cell>
          <table:table-cell table:style-name="Table5.A1" office:value-type="string">
            <text:p text:style-name="P2">Tasks</text:p>
          </table:table-cell>
          <table:table-cell table:style-name="Table5.A1" office:value-type="string">
            <text:p text:style-name="P2">Timeline</text:p>
          </table:table-cell>
          <table:table-cell table:style-name="Table5.A1" office:value-type="string">
            <text:p text:style-name="P2">Responsibility/Resources</text:p>
          </table:table-cell>
        </table:table-row>
        <table:table-row>
          <table:table-cell table:style-name="Table5.A2" office:value-type="string">
            <text:p text:style-name="P13">Assess technical knowledge</text:p>
          </table:table-cell>
          <table:table-cell table:style-name="Table5.B2" office:value-type="string">
            <text:p text:style-name="P14">Previous contributions and technical activities</text:p>
          </table:table-cell>
          <table:table-cell table:style-name="Table5.C2" office:value-type="string">
            <text:p text:style-name="P3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/>
          </table:table-cell>
          <table:table-cell table:style-name="Table5.B3" office:value-type="string">
            <text:p text:style-name="P13">Familiarity with latest technologies</text:p>
          </table:table-cell>
          <table:table-cell table:style-name="Table5.C3" office:value-type="string">
            <text:p text:style-name="P2"/>
          </table:table-cell>
          <table:table-cell table:style-name="Table5.D3" office:value-type="string">
            <text:p text:style-name="P2"/>
          </table:table-cell>
        </table:table-row>
        <table:table-row>
          <table:table-cell table:style-name="Table5.A4" office:value-type="string">
            <text:p text:style-name="P2"/>
          </table:table-cell>
          <table:table-cell table:style-name="Table5.B4" office:value-type="string">
            <text:p text:style-name="P13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</table:table-row>
        <table:table-row>
          <table:table-cell table:style-name="Table5.A5" office:value-type="string">
            <text:p text:style-name="P13">Eager to learn new technologies</text:p>
          </table:table-cell>
          <table:table-cell table:style-name="Table5.B5" office:value-type="string">
            <text:p text:style-name="P16">Grasping of newly introduced technologies</text:p>
          </table:table-cell>
          <table:table-cell table:style-name="Table5.C5" office:value-type="string">
            <text:p text:style-name="P2"/>
          </table:table-cell>
          <table:table-cell table:style-name="Table5.D5" office:value-type="string">
            <text:p text:style-name="P2"/>
          </table:table-cell>
        </table:table-row>
        <table:table-row>
          <table:table-cell table:style-name="Table5.A6" office:value-type="string">
            <text:p text:style-name="P2"/>
          </table:table-cell>
          <table:table-cell table:style-name="Table5.B6" office:value-type="string">
            <text:p text:style-name="P16">Self learning</text:p>
          </table:table-cell>
          <table:table-cell table:style-name="Table5.C6" office:value-type="string">
            <text:p text:style-name="P2"/>
          </table:table-cell>
          <table:table-cell table:style-name="Table5.D6" office:value-type="string">
            <text:p text:style-name="P2"/>
          </table:table-cell>
        </table:table-row>
        <table:table-row>
          <table:table-cell table:style-name="Table5.A7" office:value-type="string">
            <text:p text:style-name="P2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2"/>
          </table:table-cell>
          <table:table-cell table:style-name="Table5.D7" office:value-type="string">
            <text:p text:style-name="P2"/>
          </table:table-cell>
        </table:table-row>
        <table:table-row>
          <table:table-cell table:style-name="Table5.A8" office:value-type="string">
            <text:p text:style-name="P13">Willingness to work</text:p>
          </table:table-cell>
          <table:table-cell table:style-name="Table5.B8" office:value-type="string">
            <text:p text:style-name="P16">Public speaking</text:p>
          </table:table-cell>
          <table:table-cell table:style-name="Table5.C8" office:value-type="string">
            <text:p text:style-name="P2"/>
          </table:table-cell>
          <table:table-cell table:style-name="Table5.D8" office:value-type="string">
            <text:p text:style-name="P2"/>
          </table:table-cell>
        </table:table-row>
        <table:table-row>
          <table:table-cell table:style-name="Table5.A9" office:value-type="string">
            <text:p text:style-name="P2"/>
          </table:table-cell>
          <table:table-cell table:style-name="Table5.B9" office:value-type="string">
            <text:p text:style-name="P16">Preferred language</text:p>
          </table:table-cell>
          <table:table-cell table:style-name="Table5.C9" office:value-type="string">
            <text:p text:style-name="P2"/>
          </table:table-cell>
          <table:table-cell table:style-name="Table5.D9" office:value-type="string">
            <text:p text:style-name="P2"/>
          </table:table-cell>
        </table:table-row>
      </table:table>
      <text:p text:style-name="P1"/>
      <text:h text:style-name="P42" text:outline-level="10"><text:bookmark text:name="h.8huhoa16oxaf"/><text:soft-page-break/>Goal: <text:span text:style-name="T5">Teach The Web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Objective</text:p>
          </table:table-cell>
          <table:table-cell table:style-name="Table6.A1" office:value-type="string">
            <text:p text:style-name="P2">Tasks</text:p>
          </table:table-cell>
          <table:table-cell table:style-name="Table6.A1" office:value-type="string">
            <text:p text:style-name="P2">Timeline</text:p>
          </table:table-cell>
          <table:table-cell table:style-name="Table6.A1" office:value-type="string">
            <text:p text:style-name="P2">Responsibility/Resources</text:p>
          </table:table-cell>
        </table:table-row>
        <table:table-row>
          <table:table-cell table:style-name="Table6.A2" office:value-type="string">
            <text:p text:style-name="P16">21<text:span text:style-name="T12">st</text:span> Century skills</text:p>
          </table:table-cell>
          <table:table-cell table:style-name="Table6.B2" office:value-type="string">
            <text:p text:style-name="P17">Reading the Web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/>
          </table:table-cell>
          <table:table-cell table:style-name="Table6.B3" office:value-type="string">
            <text:p text:style-name="P16">Writing on the Web</text:p>
          </table:table-cell>
          <table:table-cell table:style-name="Table6.C3" office:value-type="string">
            <text:p text:style-name="P2"/>
          </table:table-cell>
          <table:table-cell table:style-name="Table6.D3" office:value-type="string">
            <text:p text:style-name="P2"/>
          </table:table-cell>
        </table:table-row>
        <table:table-row>
          <table:table-cell table:style-name="Table6.A4" office:value-type="string">
            <text:p text:style-name="P2"/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  <table:table-cell table:style-name="Table6.D4" office:value-type="string">
            <text:p text:style-name="P2"/>
          </table:table-cell>
        </table:table-row>
        <table:table-row>
          <table:table-cell table:style-name="Table6.A5" office:value-type="string">
            <text:p text:style-name="P16">Privacy Basics</text:p>
          </table:table-cell>
          <table:table-cell table:style-name="Table6.B5" office:value-type="string">
            <text:p text:style-name="P16">Encrypted communication</text:p>
          </table:table-cell>
          <table:table-cell table:style-name="Table6.C5" office:value-type="string">
            <text:p text:style-name="P2"/>
          </table:table-cell>
          <table:table-cell table:style-name="Table6.D5" office:value-type="string">
            <text:p text:style-name="P2"/>
          </table:table-cell>
        </table:table-row>
        <table:table-row>
          <table:table-cell table:style-name="Table6.A6" office:value-type="string">
            <text:p text:style-name="P2"/>
          </table:table-cell>
          <table:table-cell table:style-name="Table6.B6" office:value-type="string">
            <text:p text:style-name="P16">Tor network</text:p>
          </table:table-cell>
          <table:table-cell table:style-name="Table6.C6" office:value-type="string">
            <text:p text:style-name="P2"/>
          </table:table-cell>
          <table:table-cell table:style-name="Table6.D6" office:value-type="string">
            <text:p text:style-name="P2"/>
          </table:table-cell>
        </table:table-row>
        <table:table-row>
          <table:table-cell table:style-name="Table6.A7" office:value-type="string">
            <text:p text:style-name="P2"/>
          </table:table-cell>
          <table:table-cell table:style-name="Table6.B7" office:value-type="string">
            <text:p text:style-name="P16">PGP encryption</text:p>
          </table:table-cell>
          <table:table-cell table:style-name="Table6.C7" office:value-type="string">
            <text:p text:style-name="P2"/>
          </table:table-cell>
          <table:table-cell table:style-name="Table6.D7" office:value-type="string">
            <text:p text:style-name="P2"/>
          </table:table-cell>
        </table:table-row>
        <table:table-row>
          <table:table-cell table:style-name="Table6.A8" office:value-type="string">
            <text:p text:style-name="P2"/>
          </table:table-cell>
          <table:table-cell table:style-name="Table6.B8" office:value-type="string">
            <text:p text:style-name="P16">Tracking protection</text:p>
          </table:table-cell>
          <table:table-cell table:style-name="Table6.C8" office:value-type="string">
            <text:p text:style-name="P2"/>
          </table:table-cell>
          <table:table-cell table:style-name="Table6.D8" office:value-type="string">
            <text:p text:style-name="P2"/>
          </table:table-cell>
        </table:table-row>
      </table:table>
      <text:p text:style-name="P1"/>
      <text:h text:style-name="P42" text:outline-level="10"/>
      <text:h text:style-name="P44" text:outline-level="10"><text:bookmark text:name="h.4yrvzzposk23"/>Goal: <text:span text:style-name="T5">Build The Web 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">Objective</text:p>
          </table:table-cell>
          <table:table-cell table:style-name="Table7.A1" office:value-type="string">
            <text:p text:style-name="P2">Tasks</text:p>
          </table:table-cell>
          <table:table-cell table:style-name="Table7.A1" office:value-type="string">
            <text:p text:style-name="P2">Timeline</text:p>
          </table:table-cell>
          <table:table-cell table:style-name="Table7.A1" office:value-type="string">
            <text:p text:style-name="P2">Responsibility/Resources</text:p>
          </table:table-cell>
        </table:table-row>
        <table:table-row>
          <table:table-cell table:style-name="Table7.A2" office:value-type="string">
            <text:p text:style-name="P16">Introduce version control systems</text:p>
          </table:table-cell>
          <table:table-cell table:style-name="Table7.B2" office:value-type="string">
            <text:p text:style-name="P17">Basics of git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16">Introduce other version control systems</text:p>
          </table:table-cell>
          <table:table-cell table:style-name="Table7.C3" office:value-type="string">
            <text:p text:style-name="P2"/>
          </table:table-cell>
          <table:table-cell table:style-name="Table7.D3" office:value-type="string">
            <text:p text:style-name="P2"/>
          </table:table-cell>
        </table:table-row>
        <table:table-row>
          <table:table-cell table:style-name="Table7.A4" office:value-type="string">
            <text:p text:style-name="P2"/>
          </table:table-cell>
          <table:table-cell table:style-name="Table7.B4" office:value-type="string">
            <text:p text:style-name="P16">Creating your own git repository</text:p>
          </table:table-cell>
          <table:table-cell table:style-name="Table7.C4" office:value-type="string">
            <text:p text:style-name="P2"/>
          </table:table-cell>
          <table:table-cell table:style-name="Table7.D4" office:value-type="string">
            <text:p text:style-name="P2"/>
          </table:table-cell>
        </table:table-row>
        <table:table-row>
          <table:table-cell table:style-name="Table7.A5" office:value-type="string">
            <text:p text:style-name="P2"/>
          </table:table-cell>
          <table:table-cell table:style-name="Table7.B5" office:value-type="string">
            <text:p text:style-name="P2"/>
          </table:table-cell>
          <table:table-cell table:style-name="Table7.C5" office:value-type="string">
            <text:p text:style-name="P2"/>
          </table:table-cell>
          <table:table-cell table:style-name="Table7.D5" office:value-type="string">
            <text:p text:style-name="P2"/>
          </table:table-cell>
        </table:table-row>
        <table:table-row>
          <table:table-cell table:style-name="Table7.A6" office:value-type="string">
            <text:p text:style-name="P16">Building a basic HTML5 website</text:p>
          </table:table-cell>
          <table:table-cell table:style-name="Table7.B6" office:value-type="string">
            <text:p text:style-name="P18">Teach HTML5 tags</text:p>
          </table:table-cell>
          <table:table-cell table:style-name="Table7.C6" office:value-type="string">
            <text:p text:style-name="P2"/>
          </table:table-cell>
          <table:table-cell table:style-name="Table7.D6" office:value-type="string">
            <text:p text:style-name="P2"/>
          </table:table-cell>
        </table:table-row>
        <table:table-row>
          <table:table-cell table:style-name="Table7.A7" office:value-type="string">
            <text:p text:style-name="P2"/>
          </table:table-cell>
          <table:table-cell table:style-name="Table7.B7" office:value-type="string">
            <text:p text:style-name="P18">Teach basic CSS</text:p>
          </table:table-cell>
          <table:table-cell table:style-name="Table7.C7" office:value-type="string">
            <text:p text:style-name="P2"/>
          </table:table-cell>
          <table:table-cell table:style-name="Table7.D7" office:value-type="string">
            <text:p text:style-name="P2"/>
          </table:table-cell>
        </table:table-row>
        <table:table-row>
          <table:table-cell table:style-name="Table7.A8" office:value-type="string">
            <text:p text:style-name="P2"/>
          </table:table-cell>
          <table:table-cell table:style-name="Table7.B8" office:value-type="string">
            <text:p text:style-name="P18">Host the website on some platform</text:p>
          </table:table-cell>
          <table:table-cell table:style-name="Table7.C8" office:value-type="string">
            <text:p text:style-name="P2"/>
          </table:table-cell>
          <table:table-cell table:style-name="Table7.D8" office:value-type="string">
            <text:p text:style-name="P2"/>
          </table:table-cell>
        </table:table-row>
      </table:table>
      <text:h text:style-name="P43" text:outline-level="10"/>
      <text:h text:style-name="P45" text:outline-level="10"><text:bookmark text:name="h.jvm492r2uwta"/>Goal: <text:span text:style-name="T5">Protect The Web 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">Objective</text:p>
          </table:table-cell>
          <table:table-cell table:style-name="Table8.A1" office:value-type="string">
            <text:p text:style-name="P2">Tasks</text:p>
          </table:table-cell>
          <table:table-cell table:style-name="Table8.A1" office:value-type="string">
            <text:p text:style-name="P2">Timeline</text:p>
          </table:table-cell>
          <table:table-cell table:style-name="Table8.A1" office:value-type="string">
            <text:p text:style-name="P2">Responsibility/Resources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3"/>
          </table:table-cell>
          <table:table-cell table:style-name="Table8.D2" office:value-type="string">
            <text:p text:style-name="P2"/>
          </table:table-cell>
        </table:table-row>
        <table:table-row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2"/>
          </table:table-cell>
          <table:table-cell table:style-name="Table8.C3" office:value-type="string">
            <text:p text:style-name="P2"/>
          </table:table-cell>
          <table:table-cell table:style-name="Table8.D3" office:value-type="string">
            <text:p text:style-name="P2"/>
          </table:table-cell>
        </table:table-row>
        <table:table-row>
          <table:table-cell table:style-name="Table8.A4" office:value-type="string">
            <text:p text:style-name="P2"/>
          </table:table-cell>
          <table:table-cell table:style-name="Table8.B4" office:value-type="string">
            <text:p text:style-name="P2"/>
          </table:table-cell>
          <table:table-cell table:style-name="Table8.C4" office:value-type="string">
            <text:p text:style-name="P2"/>
          </table:table-cell>
          <table:table-cell table:style-name="Table8.D4" office:value-type="string">
            <text:p text:style-name="P2"/>
          </table:table-cell>
        </table:table-row>
        <table:table-row>
          <table:table-cell table:style-name="Table8.A5" office:value-type="string">
            <text:p text:style-name="P2"/>
          </table:table-cell>
          <table:table-cell table:style-name="Table8.B5" office:value-type="string">
            <text:p text:style-name="P2"/>
          </table:table-cell>
          <table:table-cell table:style-name="Table8.C5" office:value-type="string">
            <text:p text:style-name="P2"/>
          </table:table-cell>
          <table:table-cell table:style-name="Table8.D5" office:value-type="string">
            <text:p text:style-name="P2"/>
          </table:table-cell>
        </table:table-row>
        <table:table-row>
          <table:table-cell table:style-name="Table8.A6" office:value-type="string">
            <text:p text:style-name="P2"/>
          </table:table-cell>
          <table:table-cell table:style-name="Table8.B6" office:value-type="string">
            <text:p text:style-name="P2"/>
          </table:table-cell>
          <table:table-cell table:style-name="Table8.C6" office:value-type="string">
            <text:p text:style-name="P2"/>
          </table:table-cell>
          <table:table-cell table:style-name="Table8.D6" office:value-type="string">
            <text:p text:style-name="P2"/>
          </table:table-cell>
        </table:table-row>
        <table:table-row>
          <table:table-cell table:style-name="Table8.A7" office:value-type="string">
            <text:p text:style-name="P2"/>
          </table:table-cell>
          <table:table-cell table:style-name="Table8.B7" office:value-type="string">
            <text:p text:style-name="P2"/>
          </table:table-cell>
          <table:table-cell table:style-name="Table8.C7" office:value-type="string">
            <text:p text:style-name="P2"/>
          </table:table-cell>
          <table:table-cell table:style-name="Table8.D7" office:value-type="string">
            <text:p text:style-name="P2"/>
          </table:table-cell>
        </table:table-row>
        <table:table-row>
          <table:table-cell table:style-name="Table8.A8" office:value-type="string">
            <text:p text:style-name="P2"/>
          </table:table-cell>
          <table:table-cell table:style-name="Table8.B8" office:value-type="string">
            <text:p text:style-name="P2"/>
          </table:table-cell>
          <table:table-cell table:style-name="Table8.C8" office:value-type="string">
            <text:p text:style-name="P2"/>
          </table:table-cell>
          <table:table-cell table:style-name="Table8.D8" office:value-type="string">
            <text:p text:style-name="P2"/>
          </table:table-cell>
        </table:table-row>
        <table:table-row>
          <table:table-cell table:style-name="Table8.A9" office:value-type="string">
            <text:p text:style-name="P2"/>
          </table:table-cell>
          <table:table-cell table:style-name="Table8.B9" office:value-type="string">
            <text:p text:style-name="P2"/>
          </table:table-cell>
          <table:table-cell table:style-name="Table8.C9" office:value-type="string">
            <text:p text:style-name="P2"/>
          </table:table-cell>
          <table:table-cell table:style-name="Table8.D9" office:value-type="string">
            <text:p text:style-name="P2"/>
          </table:table-cell>
        </table:table-row>
        <table:table-row>
          <table:table-cell table:style-name="Table8.A10" office:value-type="string">
            <text:p text:style-name="P2"/>
          </table:table-cell>
          <table:table-cell table:style-name="Table8.B10" office:value-type="string">
            <text:p text:style-name="P2"/>
          </table:table-cell>
          <table:table-cell table:style-name="Table8.C10" office:value-type="string">
            <text:p text:style-name="P2"/>
          </table:table-cell>
          <table:table-cell table:style-name="Table8.D10" office:value-type="string">
            <text:p text:style-name="P2"/>
          </table:table-cell>
        </table:table-row>
      </table:table>
      <text:p text:style-name="P1"/>
      <text:h text:style-name="P42" text:outline-level="10"><text:bookmark text:name="h.szzggr6fwbny"/></text:h>
      <text:h text:style-name="P42" text:outline-level="10"><text:bookmark text:name="h.c009ug9oug4b"/></text:h>
      <text:h text:style-name="P42" text:outline-level="10"><text:bookmark text:name="h.cbnzvxusbka0"/></text:h>
      <text:h text:style-name="P42" text:outline-level="10"><text:bookmark text:name="h.vxn7im1ghyq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meta:initial-creator/>
    <meta:editing-cycles>6</meta:editing-cycles>
    <dc:date>2017-01-21T12:57:27.966474921</dc:date>
    <meta:editing-duration>PT18M26S</meta:editing-duration>
    <meta:document-statistic meta:table-count="7" meta:image-count="0" meta:object-count="0" meta:page-count="5" meta:paragraph-count="114" meta:word-count="349" meta:character-count="2290" meta:non-whitespace-character-count="2056"/>
  </office:meta>
</office:document-meta>
</file>